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Overview" style:family="table">
      <style:table-properties style:width="27.7cm" table:align="margins"/>
    </style:style>
    <style:style style:name="TestOverview.A" style:family="table-column">
      <style:table-column-properties style:column-width="2.937cm" style:rel-column-width="6949*"/>
    </style:style>
    <style:style style:name="TestOverview.B" style:family="table-column">
      <style:table-column-properties style:column-width="24.763cm" style:rel-column-width="58586*"/>
    </style:style>
    <style:style style:name="TestOverview.A1" style:family="table-cell">
      <style:table-cell-properties fo:padding="0.097cm" fo:border="none"/>
    </style:style>
    <style:style style:name="TestResultColors" style:family="table">
      <style:table-properties style:width="27.7cm" table:align="margins"/>
    </style:style>
    <style:style style:name="TestResultColors.A" style:family="table-column">
      <style:table-column-properties style:column-width="0.799cm" style:rel-column-width="1889*"/>
    </style:style>
    <style:style style:name="TestResultColors.B" style:family="table-column">
      <style:table-column-properties style:column-width="26.901cm" style:rel-column-width="63646*"/>
    </style:style>
    <style:style style:name="DocumentInfo" style:family="table">
      <style:table-properties style:width="25.7cm" table:align="margins"/>
    </style:style>
    <style:style style:name="DocumentInfo.A" style:family="table-column">
      <style:table-column-properties style:column-width="12.85cm" style:rel-column-width="32767*"/>
    </style:style>
    <style:style style:name="DocumentInfo.A1" style:family="table-cell">
      <style:table-cell-properties fo:padding="0cm" fo:border="none"/>
    </style:style>
    <style:style style:name="TestsKDED" style:family="table">
      <style:table-properties style:width="27.7cm" table:align="margins"/>
    </style:style>
    <style:style style:name="TestsKDED.A" style:family="table-column">
      <style:table-column-properties style:column-width="5.345cm" style:rel-column-width="3030*"/>
    </style:style>
    <style:style style:name="TestsKDED.B" style:family="table-column">
      <style:table-column-properties style:column-width="9.419cm" style:rel-column-width="5340*"/>
    </style:style>
    <style:style style:name="TestsKDED.C" style:family="table-column">
      <style:table-column-properties style:column-width="7.858cm" style:rel-column-width="4455*"/>
    </style:style>
    <style:style style:name="TestsKDED.D" style:family="table-column">
      <style:table-column-properties style:column-width="3.201cm" style:rel-column-width="1815*"/>
    </style:style>
    <style:style style:name="TestsKDED.E" style:family="table-column">
      <style:table-column-properties style:column-width="1.877cm" style:rel-column-width="1064*"/>
    </style:style>
    <style:style style:name="TestsKDED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estsKDED.E1" style:family="table-cell">
      <style:table-cell-properties fo:background-color="#cccccc" fo:padding="0.097cm" fo:border="0.05pt solid #000000">
        <style:background-image/>
      </style:table-cell-properties>
    </style:style>
    <style:style style:name="TestsKDED.A2" style:family="table-cell">
      <style:table-cell-properties fo:padding="0.097cm" fo:border-left="0.05pt solid #000000" fo:border-right="none" fo:border-top="none" fo:border-bottom="0.05pt solid #000000"/>
    </style:style>
    <style:style style:name="TestsKDED.B2" style:family="table-cell">
      <style:table-cell-properties fo:padding="0.097cm" fo:border-left="0.05pt solid #000000" fo:border-right="none" fo:border-top="none" fo:border-bottom="0.05pt solid #000000"/>
    </style:style>
    <style:style style:name="TestsKDED.C2" style:family="table-cell">
      <style:table-cell-properties fo:padding="0.097cm" fo:border-left="0.05pt solid #000000" fo:border-right="none" fo:border-top="none" fo:border-bottom="0.05pt solid #000000"/>
    </style:style>
    <style:style style:name="TestsKDED.D2" style:family="table-cell">
      <style:table-cell-properties fo:padding="0.097cm" fo:border-left="0.05pt solid #000000" fo:border-right="none" fo:border-top="none" fo:border-bottom="0.05pt solid #000000"/>
    </style:style>
    <style:style style:name="TestsKDED.E2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3" style:family="table-cell">
      <style:table-cell-properties fo:padding="0.097cm" fo:border-left="0.05pt solid #000000" fo:border-right="none" fo:border-top="none" fo:border-bottom="0.05pt solid #000000"/>
    </style:style>
    <style:style style:name="TestsKDED.B3" style:family="table-cell">
      <style:table-cell-properties fo:padding="0.097cm" fo:border-left="0.05pt solid #000000" fo:border-right="none" fo:border-top="none" fo:border-bottom="0.05pt solid #000000"/>
    </style:style>
    <style:style style:name="TestsKDED.C3" style:family="table-cell">
      <style:table-cell-properties fo:padding="0.097cm" fo:border-left="0.05pt solid #000000" fo:border-right="none" fo:border-top="none" fo:border-bottom="0.05pt solid #000000"/>
    </style:style>
    <style:style style:name="TestsKDED.D3" style:family="table-cell">
      <style:table-cell-properties fo:padding="0.097cm" fo:border-left="0.05pt solid #000000" fo:border-right="none" fo:border-top="none" fo:border-bottom="0.05pt solid #000000"/>
    </style:style>
    <style:style style:name="TestsKDED.E3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4" style:family="table-cell">
      <style:table-cell-properties fo:padding="0.097cm" fo:border-left="0.05pt solid #000000" fo:border-right="none" fo:border-top="none" fo:border-bottom="0.05pt solid #000000"/>
    </style:style>
    <style:style style:name="TestsKDED.B4" style:family="table-cell">
      <style:table-cell-properties fo:padding="0.097cm" fo:border-left="0.05pt solid #000000" fo:border-right="none" fo:border-top="none" fo:border-bottom="0.05pt solid #000000"/>
    </style:style>
    <style:style style:name="TestsKDED.C4" style:family="table-cell">
      <style:table-cell-properties fo:padding="0.097cm" fo:border-left="0.05pt solid #000000" fo:border-right="none" fo:border-top="none" fo:border-bottom="0.05pt solid #000000"/>
    </style:style>
    <style:style style:name="TestsKDED.D4" style:family="table-cell">
      <style:table-cell-properties fo:padding="0.097cm" fo:border-left="0.05pt solid #000000" fo:border-right="none" fo:border-top="none" fo:border-bottom="0.05pt solid #000000"/>
    </style:style>
    <style:style style:name="TestsKDED.E4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5" style:family="table-cell">
      <style:table-cell-properties fo:padding="0.097cm" fo:border-left="0.05pt solid #000000" fo:border-right="none" fo:border-top="none" fo:border-bottom="0.05pt solid #000000"/>
    </style:style>
    <style:style style:name="TestsKDED.B5" style:family="table-cell">
      <style:table-cell-properties fo:padding="0.097cm" fo:border-left="0.05pt solid #000000" fo:border-right="none" fo:border-top="none" fo:border-bottom="0.05pt solid #000000"/>
    </style:style>
    <style:style style:name="TestsKDED.C5" style:family="table-cell">
      <style:table-cell-properties fo:padding="0.097cm" fo:border-left="0.05pt solid #000000" fo:border-right="none" fo:border-top="none" fo:border-bottom="0.05pt solid #000000"/>
    </style:style>
    <style:style style:name="TestsKDED.D5" style:family="table-cell">
      <style:table-cell-properties fo:padding="0.097cm" fo:border-left="0.05pt solid #000000" fo:border-right="none" fo:border-top="none" fo:border-bottom="0.05pt solid #000000"/>
    </style:style>
    <style:style style:name="TestsKDED.E5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6" style:family="table-cell">
      <style:table-cell-properties fo:padding="0.097cm" fo:border-left="0.05pt solid #000000" fo:border-right="none" fo:border-top="none" fo:border-bottom="0.05pt solid #000000"/>
    </style:style>
    <style:style style:name="TestsKDED.B6" style:family="table-cell">
      <style:table-cell-properties fo:padding="0.097cm" fo:border-left="0.05pt solid #000000" fo:border-right="none" fo:border-top="none" fo:border-bottom="0.05pt solid #000000"/>
    </style:style>
    <style:style style:name="TestsKDED.C6" style:family="table-cell">
      <style:table-cell-properties fo:padding="0.097cm" fo:border-left="0.05pt solid #000000" fo:border-right="none" fo:border-top="none" fo:border-bottom="0.05pt solid #000000"/>
    </style:style>
    <style:style style:name="TestsKDED.D6" style:family="table-cell">
      <style:table-cell-properties fo:padding="0.097cm" fo:border-left="0.05pt solid #000000" fo:border-right="none" fo:border-top="none" fo:border-bottom="0.05pt solid #000000"/>
    </style:style>
    <style:style style:name="TestsKDED.E6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7" style:family="table-cell">
      <style:table-cell-properties fo:padding="0.097cm" fo:border-left="0.05pt solid #000000" fo:border-right="none" fo:border-top="none" fo:border-bottom="0.05pt solid #000000"/>
    </style:style>
    <style:style style:name="TestsKDED.B7" style:family="table-cell">
      <style:table-cell-properties fo:padding="0.097cm" fo:border-left="0.05pt solid #000000" fo:border-right="none" fo:border-top="none" fo:border-bottom="0.05pt solid #000000"/>
    </style:style>
    <style:style style:name="TestsKDED.C7" style:family="table-cell">
      <style:table-cell-properties fo:padding="0.097cm" fo:border-left="0.05pt solid #000000" fo:border-right="none" fo:border-top="none" fo:border-bottom="0.05pt solid #000000"/>
    </style:style>
    <style:style style:name="TestsKDED.D7" style:family="table-cell">
      <style:table-cell-properties fo:padding="0.097cm" fo:border-left="0.05pt solid #000000" fo:border-right="none" fo:border-top="none" fo:border-bottom="0.05pt solid #000000"/>
    </style:style>
    <style:style style:name="TestsKDED.E7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8" style:family="table-cell">
      <style:table-cell-properties fo:padding="0.097cm" fo:border-left="0.05pt solid #000000" fo:border-right="none" fo:border-top="none" fo:border-bottom="0.05pt solid #000000"/>
    </style:style>
    <style:style style:name="TestsKDED.B8" style:family="table-cell">
      <style:table-cell-properties fo:padding="0.097cm" fo:border-left="0.05pt solid #000000" fo:border-right="none" fo:border-top="none" fo:border-bottom="0.05pt solid #000000"/>
    </style:style>
    <style:style style:name="TestsKDED.C8" style:family="table-cell">
      <style:table-cell-properties fo:padding="0.097cm" fo:border-left="0.05pt solid #000000" fo:border-right="none" fo:border-top="none" fo:border-bottom="0.05pt solid #000000"/>
    </style:style>
    <style:style style:name="TestsKDED.D8" style:family="table-cell">
      <style:table-cell-properties fo:padding="0.097cm" fo:border-left="0.05pt solid #000000" fo:border-right="none" fo:border-top="none" fo:border-bottom="0.05pt solid #000000"/>
    </style:style>
    <style:style style:name="TestsKDED.E8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9" style:family="table-cell">
      <style:table-cell-properties fo:padding="0.097cm" fo:border-left="0.05pt solid #000000" fo:border-right="none" fo:border-top="none" fo:border-bottom="0.05pt solid #000000"/>
    </style:style>
    <style:style style:name="TestsKDED.B9" style:family="table-cell">
      <style:table-cell-properties fo:padding="0.097cm" fo:border-left="0.05pt solid #000000" fo:border-right="none" fo:border-top="none" fo:border-bottom="0.05pt solid #000000"/>
    </style:style>
    <style:style style:name="TestsKDED.C9" style:family="table-cell">
      <style:table-cell-properties fo:padding="0.097cm" fo:border-left="0.05pt solid #000000" fo:border-right="none" fo:border-top="none" fo:border-bottom="0.05pt solid #000000"/>
    </style:style>
    <style:style style:name="TestsKDED.D9" style:family="table-cell">
      <style:table-cell-properties fo:padding="0.097cm" fo:border-left="0.05pt solid #000000" fo:border-right="none" fo:border-top="none" fo:border-bottom="0.05pt solid #000000"/>
    </style:style>
    <style:style style:name="TestsKDED.E9" style:family="table-cell">
      <style:table-cell-properties fo:padding="0.097cm" fo:border-left="0.05pt solid #000000" fo:border-right="0.05pt solid #000000" fo:border-top="none" fo:border-bottom="0.05pt solid #000000"/>
    </style:style>
    <style:style style:name="TestsKDED.A10" style:family="table-cell">
      <style:table-cell-properties fo:padding="0.097cm" fo:border-left="0.05pt solid #000000" fo:border-right="none" fo:border-top="none" fo:border-bottom="0.05pt solid #000000"/>
    </style:style>
    <style:style style:name="TestsKDED.B10" style:family="table-cell">
      <style:table-cell-properties fo:padding="0.097cm" fo:border-left="0.05pt solid #000000" fo:border-right="none" fo:border-top="none" fo:border-bottom="0.05pt solid #000000"/>
    </style:style>
    <style:style style:name="TestsKDED.C10" style:family="table-cell">
      <style:table-cell-properties fo:padding="0.097cm" fo:border-left="0.05pt solid #000000" fo:border-right="none" fo:border-top="none" fo:border-bottom="0.05pt solid #000000"/>
    </style:style>
    <style:style style:name="TestsKDED.D10" style:family="table-cell">
      <style:table-cell-properties fo:padding="0.097cm" fo:border-left="0.05pt solid #000000" fo:border-right="none" fo:border-top="none" fo:border-bottom="0.05pt solid #000000"/>
    </style:style>
    <style:style style:name="TestsKDED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5.345cm" style:rel-column-width="3030*"/>
    </style:style>
    <style:style style:name="Tabelle1.B" style:family="table-column">
      <style:table-column-properties style:column-width="9.419cm" style:rel-column-width="5340*"/>
    </style:style>
    <style:style style:name="Tabelle1.C" style:family="table-column">
      <style:table-column-properties style:column-width="7.858cm" style:rel-column-width="4455*"/>
    </style:style>
    <style:style style:name="Tabelle1.D" style:family="table-column">
      <style:table-column-properties style:column-width="3.201cm" style:rel-column-width="1815*"/>
    </style:style>
    <style:style style:name="Tabelle1.E" style:family="table-column">
      <style:table-column-properties style:column-width="1.877cm" style:rel-column-width="1064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345cm" style:rel-column-width="3030*"/>
    </style:style>
    <style:style style:name="Tabelle2.B" style:family="table-column">
      <style:table-column-properties style:column-width="9.419cm" style:rel-column-width="5340*"/>
    </style:style>
    <style:style style:name="Tabelle2.C" style:family="table-column">
      <style:table-column-properties style:column-width="7.858cm" style:rel-column-width="4455*"/>
    </style:style>
    <style:style style:name="Tabelle2.D" style:family="table-column">
      <style:table-column-properties style:column-width="3.201cm" style:rel-column-width="1815*"/>
    </style:style>
    <style:style style:name="Tabelle2.E" style:family="table-column">
      <style:table-column-properties style:column-width="1.877cm" style:rel-column-width="1064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fo:font-weight="bold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background-color="#dc2300">
        <style:background-image/>
      </style:paragraph-properties>
      <style:text-properties style:use-window-font-color="true" style:font-name="Arial"/>
    </style:style>
    <style:style style:name="P8" style:family="paragraph" style:parent-style-name="Table_20_Contents">
      <style:paragraph-properties fo:background-color="#ffff66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background-color="#5c8526">
        <style:background-image/>
      </style:paragraph-properties>
      <style:text-properties style:font-name="Arial"/>
    </style:style>
    <style:style style:name="P10" style:family="paragraph" style:parent-style-name="Table_20_Contents">
      <style:paragraph-properties fo:background-color="#0000ff">
        <style:background-image/>
      </style:paragraph-properties>
      <style:text-properties style:font-name="Arial"/>
    </style:style>
    <style:style style:name="P11" style:family="paragraph" style:parent-style-name="Table_20_Contents">
      <style:paragraph-properties fo:background-color="#b3b3b3">
        <style:background-image/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28pt" fo:font-weight="bold" style:font-size-asian="24.5pt" style:font-weight-asian="bold" style:font-size-complex="28pt" style:font-weight-complex="bold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 style:list-style-name=""/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Table_20_Heading">
      <style:text-properties style:font-name="Ari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23" style:family="paragraph" style:parent-style-name="Table_20_Contents">
      <style:text-properties style:font-name="Arial"/>
    </style:style>
    <style:style style:name="P24" style:family="paragraph" style:parent-style-name="Table_20_Contents">
      <style:paragraph-properties fo:text-align="center" style:justify-single-word="false"/>
      <style:text-properties style:font-name="Arial"/>
    </style:style>
    <style:style style:name="P25" style:family="paragraph" style:parent-style-name="Table_20_Contents">
      <style:text-properties style:font-name="Arial" fo:font-weight="bold" style:font-weight-asian="bold" style:font-weight-complex="bold"/>
    </style:style>
    <style:style style:name="P26" style:family="paragraph" style:parent-style-name="Table_20_Contents" style:list-style-name="L6">
      <style:paragraph-properties fo:margin-left="0.697cm" fo:margin-right="0.009cm" fo:text-indent="-0.635cm" style:auto-text-indent="false">
        <style:tab-stops>
          <style:tab-stop style:position="0.053cm"/>
        </style:tab-stops>
      </style:paragraph-properties>
      <style:text-properties style:font-name="Arial"/>
    </style:style>
    <style:style style:name="P27" style:family="paragraph" style:parent-style-name="Table_20_Contents" style:list-style-name="L6">
      <style:paragraph-properties fo:margin-left="0.75cm" fo:margin-right="0.009cm" fo:text-indent="-0.635cm" style:auto-text-indent="false">
        <style:tab-stops>
          <style:tab-stop style:position="0.291cm"/>
        </style:tab-stops>
      </style:paragraph-properties>
      <style:text-properties style:font-name="Arial"/>
    </style:style>
    <style:style style:name="P28" style:family="paragraph" style:parent-style-name="Table_20_Contents" style:list-style-name="L8">
      <style:paragraph-properties fo:margin-left="0.75cm" fo:margin-right="0.009cm" fo:text-indent="-0.635cm" style:auto-text-indent="false">
        <style:tab-stops>
          <style:tab-stop style:position="0.291cm"/>
        </style:tab-stops>
      </style:paragraph-properties>
      <style:text-properties style:font-name="Arial"/>
    </style:style>
    <style:style style:name="P29" style:family="paragraph" style:parent-style-name="Table_20_Contents" style:list-style-name="L8">
      <style:paragraph-properties fo:margin-left="0.75cm" fo:margin-right="0.009cm" fo:text-indent="-0.635cm" style:auto-text-indent="false">
        <style:tab-stops>
          <style:tab-stop style:position="0.053cm"/>
        </style:tab-stops>
      </style:paragraph-properties>
      <style:text-properties style:font-name="Arial"/>
    </style:style>
    <style:style style:name="P30" style:family="paragraph" style:parent-style-name="Table_20_Contents" style:list-style-name="L7">
      <style:paragraph-properties fo:margin-left="0.723cm" fo:margin-right="0.009cm" fo:text-indent="-0.635cm" style:auto-text-indent="false">
        <style:tab-stops>
          <style:tab-stop style:position="0.291cm"/>
        </style:tab-stops>
      </style:paragraph-properties>
      <style:text-properties style:font-name="Arial"/>
    </style:style>
    <style:style style:name="P31" style:family="paragraph" style:parent-style-name="Table_20_Contents" style:list-style-name="L7">
      <style:paragraph-properties fo:margin-left="0.776cm" fo:margin-right="0.009cm" fo:text-indent="-0.635cm" style:auto-text-indent="false">
        <style:tab-stops>
          <style:tab-stop style:position="0.053cm"/>
        </style:tab-stops>
      </style:paragraph-properties>
      <style:text-properties style:font-name="Arial"/>
    </style:style>
    <style:style style:name="P32" style:family="paragraph" style:parent-style-name="Contents_20_Heading" style:master-page-name="First_20_Page">
      <style:paragraph-properties style:page-number="auto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36" style:family="paragraph" style:parent-style-name="Footer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2cm" fo:text-indent="-0.635cm" fo:margin-left="1.3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7cm" fo:text-indent="-0.635cm" fo:margin-left="1.9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2cm" fo:text-indent="-0.635cm" fo:margin-left="2.6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7cm" fo:text-indent="-0.635cm" fo:margin-left="3.2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2cm" fo:text-indent="-0.635cm" fo:margin-left="3.8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7cm" fo:text-indent="-0.635cm" fo:margin-left="4.5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2cm" fo:text-indent="-0.635cm" fo:margin-left="5.1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7cm" fo:text-indent="-0.635cm" fo:margin-left="5.7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2cm" fo:text-indent="-0.635cm" fo:margin-left="6.4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7cm" fo:text-indent="-0.635cm" fo:margin-left="7.04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  <number:number-style style:name="N0">
      <number:number number:min-intege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1"/>
      <text:p text:style-name="P1"><text:title>KDE Wacom Tablet</text:title></text:p>
      <text:p text:style-name="P1"><text:subject>System Test Specification</text:subject></text:p>
      <text:p text:style-name="P12"/>
      <table:table table:name="DocumentInfo" table:style-name="DocumentInfo">
        <table:table-column table:style-name="DocumentInfo.A" table:number-columns-repeated="2"/>
        <table:table-row>
          <table:table-cell table:style-name="DocumentInfo.A1" office:value-type="string">
            <text:p text:style-name="P21">Document Version: </text:p>
          </table:table-cell>
          <table:table-cell table:style-name="DocumentInfo.A1" office:value-type="string">
            <text:p text:style-name="P22"><text:s/><text:user-defined style:data-style-name="N0" text:name="Version">1.0</text:user-defined></text:p>
          </table:table-cell>
        </table:table-row>
        <table:table-row>
          <table:table-cell table:style-name="DocumentInfo.A1" office:value-type="string">
            <text:p text:style-name="P21">Document State: </text:p>
          </table:table-cell>
          <table:table-cell table:style-name="DocumentInfo.A1" office:value-type="string">
            <text:p text:style-name="P22"><text:s/><text:user-defined style:data-style-name="N0" text:name="Status">Draft</text:user-defined></text:p>
          </table:table-cell>
        </table:table-row>
        <table:table-row>
          <table:table-cell table:style-name="DocumentInfo.A1" office:value-type="string">
            <text:p text:style-name="P21">Last Modified: </text:p>
          </table:table-cell>
          <table:table-cell table:style-name="DocumentInfo.A1" office:value-type="string">
            <text:p text:style-name="P22"><text:s/><text:date style:data-style-name="N80" text:date-value="2012-10-19T21:34:42" text:fixed="true">19. Okt. 2012</text:date></text:p>
          </table:table-cell>
        </table:table-row>
      </table:table>
      <text:p text:style-name="P12"/>
      <text:h text:style-name="Heading_20_1" text:outline-level="1"/>
      <text:h text:style-name="P18" text:outline-level="1"/>
      <text:table-of-content text:style-name="Sect1" text:protected="true" text:name="Inhaltsverzeichni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32">Table of Contents</text:p>
          </text:index-title>
          <text:p text:style-name="P34"><text:a xlink:type="simple" xlink:href="#__RefHeading__107_563616479" text:style-name="Index_20_Link" text:visited-style-name="Index_20_Link">Overview<text:tab/>3</text:a></text:p>
          <text:p text:style-name="P35"><text:a xlink:type="simple" xlink:href="#__RefHeading__104_2069334933" text:style-name="Index_20_Link" text:visited-style-name="Index_20_Link">Test Result<text:tab/>3</text:a></text:p>
          <text:p text:style-name="P35"><text:a xlink:type="simple" xlink:href="#__RefHeading__106_2069334933" text:style-name="Index_20_Link" text:visited-style-name="Index_20_Link">Instructions<text:tab/>3</text:a></text:p>
          <text:p text:style-name="P34"><text:a xlink:type="simple" xlink:href="#__RefHeading__346_222615650" text:style-name="Index_20_Link" text:visited-style-name="Index_20_Link">Tests<text:tab/>4</text:a></text:p>
          <text:p text:style-name="P35"><text:a xlink:type="simple" xlink:href="#__RefHeading__348_222615650" text:style-name="Index_20_Link" text:visited-style-name="Index_20_Link">KDE Daemon Service<text:tab/>4</text:a></text:p>
          <text:p text:style-name="P35"><text:a xlink:type="simple" xlink:href="#__RefHeading__576_222615650" text:style-name="Index_20_Link" text:visited-style-name="Index_20_Link">KCM Module<text:tab/>5</text:a></text:p>
          <text:p text:style-name="P35"><text:a xlink:type="simple" xlink:href="#__RefHeading__578_222615650" text:style-name="Index_20_Link" text:visited-style-name="Index_20_Link">Applet<text:tab/>6</text:a></text:p>
        </text:index-body>
      </text:table-of-content>
      <text:p text:style-name="P17"/>
      <text:h text:style-name="P18" text:outline-level="1"/>
      <text:h text:style-name="P19" text:outline-level="1"><text:bookmark-start text:name="__RefHeading__107_563616479"/>Overview<text:bookmark-end text:name="__RefHeading__107_563616479"/></text:h>
      <text:h text:style-name="Heading_20_2" text:outline-level="2"><text:bookmark-start text:name="__RefHeading__104_2069334933"/>Test Result<text:bookmark-end text:name="__RefHeading__104_2069334933"/></text:h>
      <table:table table:name="TestOverview" table:style-name="TestOverview">
        <table:table-column table:style-name="TestOverview.A"/>
        <table:table-column table:style-name="TestOverview.B"/>
        <table:table-row>
          <table:table-cell table:style-name="TestOverview.A1" office:value-type="string">
            <text:p text:style-name="P6">Tester:</text:p>
          </table:table-cell>
          <table:table-cell table:style-name="TestOverview.A1" office:value-type="string">
            <text:p text:style-name="P5">&lt;put your name here&gt;</text:p>
          </table:table-cell>
        </table:table-row>
        <table:table-row>
          <table:table-cell table:style-name="TestOverview.A1" office:value-type="string">
            <text:p text:style-name="P6">Version:</text:p>
          </table:table-cell>
          <table:table-cell table:style-name="TestOverview.A1" office:value-type="string">
            <text:p text:style-name="P5">&lt;which version was tested&gt;</text:p>
          </table:table-cell>
        </table:table-row>
        <table:table-row>
          <table:table-cell table:style-name="TestOverview.A1" office:value-type="string">
            <text:p text:style-name="P6">Result:</text:p>
          </table:table-cell>
          <table:table-cell table:style-name="TestOverview.A1" office:value-type="string">
            <text:p text:style-name="P5">&lt;success|failed&gt;</text:p>
          </table:table-cell>
        </table:table-row>
      </table:table>
      <text:p text:style-name="P2"/>
      <text:p text:style-name="P2"/>
      <text:h text:style-name="Heading_20_2" text:outline-level="2"><text:bookmark-start text:name="__RefHeading__106_2069334933"/>Instructions<text:bookmark-end text:name="__RefHeading__106_2069334933"/></text:h>
      <text:p text:style-name="P3">The tests described here should be executed before a new release is tagged in GIT and made available to the public. This ensures that all features are tested at least on a sanity level. If a bug is found it should be added to the bug tracker and not to this document. Only the bug number is to be added to the column <text:span text:style-name="T1">Issues</text:span> and the test should be marked as failed in the <text:span text:style-name="T1">Result</text:span> column. When done, this test protocol should be added to the GIT repository so we can easily track problems and improve test cases when bugs are found in a released version.</text:p>
      <text:p text:style-name="P3"/>
      <text:p text:style-name="P3">Use the following colors to mark the result of each test in the <text:span text:style-name="T1">Result</text:span> column:</text:p>
      <table:table table:name="TestResultColors" table:style-name="TestResultColors">
        <table:table-column table:style-name="TestResultColors.A"/>
        <table:table-column table:style-name="TestResultColors.B"/>
        <table:table-row>
          <table:table-cell office:value-type="string">
            <text:p text:style-name="P7"/>
          </table:table-cell>
          <table:table-cell office:value-type="string">
            <text:p text:style-name="P4"><text:s/>The test failed.</text:p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P4"><text:s/>The test passed but there are some issues.</text:p>
          </table:table-cell>
        </table:table-row>
        <table:table-row>
          <table:table-cell office:value-type="string">
            <text:p text:style-name="P9"/>
          </table:table-cell>
          <table:table-cell office:value-type="string">
            <text:p text:style-name="P4"><text:s/>The test passed.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4"><text:s/>The test could not be executed (i.e. due to lack of hardware)</text:p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4"><text:s/>The test is not applicable or obsolete.</text:p>
          </table:table-cell>
        </table:table-row>
      </table:table>
      <text:p text:style-name="P3"/>
      <text:p text:style-name="P3"/>
      <text:h text:style-name="P19" text:outline-level="1"><text:bookmark-start text:name="__RefHeading__346_222615650"/>Tests<text:bookmark-end text:name="__RefHeading__346_222615650"/></text:h>
      <text:h text:style-name="Heading_20_2" text:outline-level="2"><text:bookmark-start text:name="__RefHeading__348_222615650"/>KDE Daemon Service<text:bookmark-end text:name="__RefHeading__348_222615650"/></text:h>
      <table:table table:name="TestsKDED" table:style-name="TestsKDED">
        <table:table-column table:style-name="TestsKDED.A"/>
        <table:table-column table:style-name="TestsKDED.B"/>
        <table:table-column table:style-name="TestsKDED.C"/>
        <table:table-column table:style-name="TestsKDED.D"/>
        <table:table-column table:style-name="TestsKDED.E"/>
        <table:table-row>
          <table:table-cell table:style-name="TestsKDED.A1" office:value-type="string">
            <text:p text:style-name="P20">Test</text:p>
          </table:table-cell>
          <table:table-cell table:style-name="TestsKDED.A1" office:value-type="string">
            <text:p text:style-name="P20">Action</text:p>
          </table:table-cell>
          <table:table-cell table:style-name="TestsKDED.A1" office:value-type="string">
            <text:p text:style-name="P20">Expect</text:p>
          </table:table-cell>
          <table:table-cell table:style-name="TestsKDED.A1" office:value-type="string">
            <text:p text:style-name="P20">Issues</text:p>
          </table:table-cell>
          <table:table-cell table:style-name="TestsKDED.E1" office:value-type="string">
            <text:p text:style-name="P20">Result</text:p>
          </table:table-cell>
        </table:table-row>
        <table:table-row>
          <table:table-cell table:style-name="TestsKDED.A10" office:value-type="string">
            <text:p text:style-name="P25">Start / Stop Daemon</text:p>
          </table:table-cell>
          <table:table-cell table:style-name="TestsKDED.B2" office:value-type="string">
            <text:list xml:id="list193347521" text:style-name="L6">
              <text:list-item>
                <text:p text:style-name="P27">Open KDE's system settings.</text:p>
              </text:list-item>
              <text:list-item>
                <text:p text:style-name="P27">Select "Startup and Shutdown"</text:p>
              </text:list-item>
              <text:list-item>
                <text:p text:style-name="P27">Select "Service Manager"</text:p>
              </text:list-item>
              <text:list-item>
                <text:p text:style-name="P27">Select the Wacom tablet service from the list of services.</text:p>
              </text:list-item>
              <text:list-item>
                <text:p text:style-name="P27">Press the "Stop" button (Expect 1)</text:p>
              </text:list-item>
              <text:list-item>
                <text:p text:style-name="P27">Press the "Start" button (Expect 2)</text:p>
              </text:list-item>
            </text:list>
          </table:table-cell>
          <table:table-cell table:style-name="TestsKDED.C2" office:value-type="string">
            <text:list xml:id="list1074796513" text:continue-list="list193347521" text:style-name="L6">
              <text:list-item text:start-value="1">
                <text:p text:style-name="P26">The service is stopped without crashing.</text:p>
              </text:list-item>
              <text:list-item>
                <text:p text:style-name="P26">The service is started without crashing.</text:p>
              </text:list-item>
            </text:list>
          </table:table-cell>
          <table:table-cell table:style-name="TestsKDED.D10" office:value-type="string">
            <text:p text:style-name="P24"/>
          </table:table-cell>
          <table:table-cell table:style-name="TestsKDED.E2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3" office:value-type="string">
            <text:p text:style-name="P4"/>
          </table:table-cell>
          <table:table-cell table:style-name="TestsKDED.C3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3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4" office:value-type="string">
            <text:p text:style-name="P4"/>
          </table:table-cell>
          <table:table-cell table:style-name="TestsKDED.C4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4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5" office:value-type="string">
            <text:p text:style-name="P4"/>
          </table:table-cell>
          <table:table-cell table:style-name="TestsKDED.C5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5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6" office:value-type="string">
            <text:p text:style-name="P4"/>
          </table:table-cell>
          <table:table-cell table:style-name="TestsKDED.C6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6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7" office:value-type="string">
            <text:p text:style-name="P4"/>
          </table:table-cell>
          <table:table-cell table:style-name="TestsKDED.C7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7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8" office:value-type="string">
            <text:p text:style-name="P4"/>
          </table:table-cell>
          <table:table-cell table:style-name="TestsKDED.C8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8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9" office:value-type="string">
            <text:p text:style-name="P4"/>
          </table:table-cell>
          <table:table-cell table:style-name="TestsKDED.C9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9" office:value-type="string">
            <text:p text:style-name="P24"/>
          </table:table-cell>
        </table:table-row>
        <table:table-row>
          <table:table-cell table:style-name="TestsKDED.A10" office:value-type="string">
            <text:p text:style-name="P25"/>
          </table:table-cell>
          <table:table-cell table:style-name="TestsKDED.B10" office:value-type="string">
            <text:p text:style-name="P4"/>
          </table:table-cell>
          <table:table-cell table:style-name="TestsKDED.C10" office:value-type="string">
            <text:p text:style-name="P4"/>
          </table:table-cell>
          <table:table-cell table:style-name="TestsKDED.D10" office:value-type="string">
            <text:p text:style-name="P24"/>
          </table:table-cell>
          <table:table-cell table:style-name="TestsKDED.E10" office:value-type="string">
            <text:p text:style-name="P24"/>
          </table:table-cell>
        </table:table-row>
      </table:table>
      <text:p text:style-name="P3"/>
      <text:p text:style-name="P3"/>
      <text:h text:style-name="P33" text:outline-level="2"><text:bookmark-start text:name="__RefHeading__576_222615650"/>KCM Module<text:bookmark-end text:name="__RefHeading__576_222615650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0">Test</text:p>
          </table:table-cell>
          <table:table-cell table:style-name="Tabelle1.A1" office:value-type="string">
            <text:p text:style-name="P20">Action</text:p>
          </table:table-cell>
          <table:table-cell table:style-name="Tabelle1.A1" office:value-type="string">
            <text:p text:style-name="P20">Expect</text:p>
          </table:table-cell>
          <table:table-cell table:style-name="Tabelle1.A1" office:value-type="string">
            <text:p text:style-name="P20">Issues</text:p>
          </table:table-cell>
          <table:table-cell table:style-name="Tabelle1.E1" office:value-type="string">
            <text:p text:style-name="P20">Result</text:p>
          </table:table-cell>
        </table:table-row>
        <table:table-row>
          <table:table-cell table:style-name="Tabelle1.A10" office:value-type="string">
            <text:p text:style-name="P25">Start Module</text:p>
          </table:table-cell>
          <table:table-cell table:style-name="Tabelle1.B2" office:value-type="string">
            <text:list xml:id="list955559195" text:style-name="L7">
              <text:list-item>
                <text:p text:style-name="P30">Disconnect any tablet devices.</text:p>
              </text:list-item>
              <text:list-item>
                <text:p text:style-name="P30">Stop the KDE Daemon Service.</text:p>
              </text:list-item>
              <text:list-item>
                <text:p text:style-name="P30">Open KDE's system settings.</text:p>
              </text:list-item>
              <text:list-item>
                <text:p text:style-name="P30">Select the Wacom Tablet Configuration Module (Expect 1).</text:p>
              </text:list-item>
              <text:list-item>
                <text:p text:style-name="P30">Close the Wacom Tablet Configuration Module.</text:p>
              </text:list-item>
              <text:list-item>
                <text:p text:style-name="P30">Start the KDE Daemon Service.</text:p>
              </text:list-item>
              <text:list-item>
                <text:p text:style-name="P30">Open the Wacom Tablet Configuration Module (Expect 2).</text:p>
              </text:list-item>
              <text:list-item>
                <text:p text:style-name="P30">Connect a tablet device (Expect 3).</text:p>
              </text:list-item>
              <text:list-item>
                <text:p text:style-name="P30">Disconnect the tablet again (Expect 4).</text:p>
              </text:list-item>
            </text:list>
          </table:table-cell>
          <table:table-cell table:style-name="Tabelle1.C2" office:value-type="string">
            <text:list xml:id="list554620343" text:continue-list="list955559195" text:style-name="L7">
              <text:list-item text:start-value="1">
                <text:p text:style-name="P31">The module is opened and displays an error message about the daemon not being available.</text:p>
              </text:list-item>
              <text:list-item>
                <text:p text:style-name="P31">The module is opened and displays an error message about no tablet being available.</text:p>
              </text:list-item>
              <text:list-item>
                <text:p text:style-name="P31">The error message disappears and the configuration options are displayed.</text:p>
              </text:list-item>
              <text:list-item>
                <text:p text:style-name="P31">The error message about no tablet being available is displayed again.</text:p>
              </text:list-item>
            </text:list>
          </table:table-cell>
          <table:table-cell table:style-name="Tabelle1.D10" office:value-type="string">
            <text:p text:style-name="P24"/>
          </table:table-cell>
          <table:table-cell table:style-name="Tabelle1.E2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3" office:value-type="string">
            <text:p text:style-name="P4"/>
          </table:table-cell>
          <table:table-cell table:style-name="Tabelle1.C3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3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4" office:value-type="string">
            <text:p text:style-name="P4"/>
          </table:table-cell>
          <table:table-cell table:style-name="Tabelle1.C4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4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5" office:value-type="string">
            <text:p text:style-name="P4"/>
          </table:table-cell>
          <table:table-cell table:style-name="Tabelle1.C5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5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6" office:value-type="string">
            <text:p text:style-name="P4"/>
          </table:table-cell>
          <table:table-cell table:style-name="Tabelle1.C6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6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7" office:value-type="string">
            <text:p text:style-name="P4"/>
          </table:table-cell>
          <table:table-cell table:style-name="Tabelle1.C7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7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8" office:value-type="string">
            <text:p text:style-name="P4"/>
          </table:table-cell>
          <table:table-cell table:style-name="Tabelle1.C8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8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9" office:value-type="string">
            <text:p text:style-name="P4"/>
          </table:table-cell>
          <table:table-cell table:style-name="Tabelle1.C9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9" office:value-type="string">
            <text:p text:style-name="P24"/>
          </table:table-cell>
        </table:table-row>
        <table:table-row>
          <table:table-cell table:style-name="Tabelle1.A10" office:value-type="string">
            <text:p text:style-name="P25"/>
          </table:table-cell>
          <table:table-cell table:style-name="Tabelle1.B10" office:value-type="string">
            <text:p text:style-name="P4"/>
          </table:table-cell>
          <table:table-cell table:style-name="Tabelle1.C10" office:value-type="string">
            <text:p text:style-name="P4"/>
          </table:table-cell>
          <table:table-cell table:style-name="Tabelle1.D10" office:value-type="string">
            <text:p text:style-name="P24"/>
          </table:table-cell>
          <table:table-cell table:style-name="Tabelle1.E10" office:value-type="string">
            <text:p text:style-name="P24"/>
          </table:table-cell>
        </table:table-row>
      </table:table>
      <text:p text:style-name="P13"/>
      <text:p text:style-name="P13"/>
      <text:h text:style-name="P33" text:outline-level="2"><text:bookmark-start text:name="__RefHeading__578_222615650"/>Applet<text:bookmark-end text:name="__RefHeading__578_222615650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20">Test</text:p>
          </table:table-cell>
          <table:table-cell table:style-name="Tabelle2.A1" office:value-type="string">
            <text:p text:style-name="P20">Action</text:p>
          </table:table-cell>
          <table:table-cell table:style-name="Tabelle2.A1" office:value-type="string">
            <text:p text:style-name="P20">Expect</text:p>
          </table:table-cell>
          <table:table-cell table:style-name="Tabelle2.A1" office:value-type="string">
            <text:p text:style-name="P20">Issues</text:p>
          </table:table-cell>
          <table:table-cell table:style-name="Tabelle2.E1" office:value-type="string">
            <text:p text:style-name="P20">Result</text:p>
          </table:table-cell>
        </table:table-row>
        <table:table-row>
          <table:table-cell table:style-name="Tabelle2.A10" office:value-type="string">
            <text:p text:style-name="P25">Add / Remove Applet</text:p>
          </table:table-cell>
          <table:table-cell table:style-name="Tabelle2.B2" office:value-type="string">
            <text:list xml:id="list1087636752" text:style-name="L8">
              <text:list-item>
                <text:p text:style-name="P28">Right click on the desktop.</text:p>
              </text:list-item>
              <text:list-item>
                <text:p text:style-name="P28">Select "Unlock Widgets" if your widgets are currently locked.</text:p>
              </text:list-item>
              <text:list-item>
                <text:p text:style-name="P28">Right click again and select "Add Widgets"</text:p>
              </text:list-item>
              <text:list-item>
                <text:p text:style-name="P28">Select the Wacom Tablet Applet from the widget selection dialog (Expect 1).</text:p>
              </text:list-item>
            </text:list>
          </table:table-cell>
          <table:table-cell table:style-name="Tabelle2.C2" office:value-type="string">
            <text:list xml:id="list425493227" text:continue-list="list1087636752" text:style-name="L8">
              <text:list-item text:start-value="1">
                <text:p text:style-name="P29">The widget is added to the desktop.</text:p>
              </text:list-item>
            </text:list>
          </table:table-cell>
          <table:table-cell table:style-name="Tabelle2.D10" office:value-type="string">
            <text:p text:style-name="P24"/>
          </table:table-cell>
          <table:table-cell table:style-name="Tabelle2.E2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3" office:value-type="string">
            <text:p text:style-name="P4"/>
          </table:table-cell>
          <table:table-cell table:style-name="Tabelle2.C3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3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4" office:value-type="string">
            <text:p text:style-name="P4"/>
          </table:table-cell>
          <table:table-cell table:style-name="Tabelle2.C4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4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5" office:value-type="string">
            <text:p text:style-name="P4"/>
          </table:table-cell>
          <table:table-cell table:style-name="Tabelle2.C5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5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6" office:value-type="string">
            <text:p text:style-name="P4"/>
          </table:table-cell>
          <table:table-cell table:style-name="Tabelle2.C6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6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7" office:value-type="string">
            <text:p text:style-name="P4"/>
          </table:table-cell>
          <table:table-cell table:style-name="Tabelle2.C7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7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8" office:value-type="string">
            <text:p text:style-name="P4"/>
          </table:table-cell>
          <table:table-cell table:style-name="Tabelle2.C8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8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9" office:value-type="string">
            <text:p text:style-name="P4"/>
          </table:table-cell>
          <table:table-cell table:style-name="Tabelle2.C9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9" office:value-type="string">
            <text:p text:style-name="P24"/>
          </table:table-cell>
        </table:table-row>
        <table:table-row>
          <table:table-cell table:style-name="Tabelle2.A10" office:value-type="string">
            <text:p text:style-name="P25"/>
          </table:table-cell>
          <table:table-cell table:style-name="Tabelle2.B10" office:value-type="string">
            <text:p text:style-name="P4"/>
          </table:table-cell>
          <table:table-cell table:style-name="Tabelle2.C10" office:value-type="string">
            <text:p text:style-name="P4"/>
          </table:table-cell>
          <table:table-cell table:style-name="Tabelle2.D10" office:value-type="string">
            <text:p text:style-name="P24"/>
          </table:table-cell>
          <table:table-cell table:style-name="Tabelle2.E10" office:value-type="string">
            <text:p text:style-name="P2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MT1" style:family="text">
      <style:text-properties style:font-name="Arial" fo:font-size="14pt" fo:font-weight="bold" style:font-size-asian="12.25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ubject>System Test Specification</text:subject></text:span><text:span text:style-name="MT1"> – </text:span><text:span text:style-name="MT1"><text:chapter text:display="number-and-name" text:outline-level="1">Tests</text:chapter></text:span></text:p>
      </style:header>
      <style:footer>
        <text:p text:style-name="MP1"><text:page-number text:select-page="current">4</text:page-number> / 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M15S</meta:editing-duration>
    <meta:editing-cycles>31</meta:editing-cycles>
    <meta:generator>LibreOffice/3.5$Linux_X86_64 LibreOffice_project/350m1$Build-2</meta:generator>
    <dc:date>2012-10-19T23:07:41</dc:date>
    <dc:title>KDE Wacom Tablet</dc:title>
    <dc:subject>System Test Specification</dc:subject>
    <meta:document-statistic meta:table-count="6" meta:image-count="0" meta:object-count="0" meta:page-count="6" meta:paragraph-count="82" meta:word-count="459" meta:character-count="1396" meta:non-whitespace-character-count="2216"/>
    <meta:user-defined meta:name="Status">Draft</meta:user-defined>
    <meta:user-defined meta:name="Version">1.0</meta:user-defined>
  </office:meta>
</office:document-meta>
</file>